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31mm"/>
    </style:style>
    <style:style style:name="co2" style:family="table-column">
      <style:table-column-properties fo:break-before="auto" style:column-width="21.78mm"/>
    </style:style>
    <style:style style:name="co3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8.7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fo:background-color="#666666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number-columns-repeated="3" table:default-cell-style-name="ce2"/>
        <table:table-column table:style-name="co5" table:number-columns-repeated="1017" table:default-cell-style-name="ce1"/>
        <table:table-row table:style-name="ro1">
          <table:table-cell office:value-type="string" calcext:value-type="string">
            <text:p>Discretion ADJ by number of units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mber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QRT([.$A4]+[.B$2])*10-17" office:value-type="float" office:value="0.320508075688771" calcext:value-type="float">
            <text:p>0</text:p>
          </table:table-cell>
          <table:table-cell table:formula="of:=SQRT([.$A4]+[.C$2])*10-10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formula="of:=(SQRT([.$E4])-5)*[.G$2]" office:value-type="float" office:value="-32" calcext:value-type="float">
            <text:p>-3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QRT([.$A5]+2)*10-17" office:value-type="float" office:value="3" calcext:value-type="float">
            <text:p>3</text:p>
          </table:table-cell>
          <table:table-cell table:formula="of:=SQRT([.$A5]+[.C$2])*10-10" office:value-type="float" office:value="4.14213562373095" calcext:value-type="float">
            <text:p>4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formula="of:=(SQRT([.$E5])-5)*[.G$2]" office:value-type="float" office:value="-28.6862915010152" calcext:value-type="float">
            <text:p>-2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QRT([.$A6]+2)*10-17" office:value-type="float" office:value="5.3606797749979" calcext:value-type="float">
            <text:p>5</text:p>
          </table:table-cell>
          <table:table-cell table:formula="of:=SQRT([.$A6]+[.C$2])*10-10" office:value-type="float" office:value="7.32050807568877" calcext:value-type="float">
            <text:p>7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formula="of:=(SQRT([.$E6])-5)*[.G$2]" office:value-type="float" office:value="-26.143593539449" calcext:value-type="float">
            <text:p>-2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QRT([.$A7]+2)*10-17" office:value-type="float" office:value="7.49489742783178" calcext:value-type="float">
            <text:p>7</text:p>
          </table:table-cell>
          <table:table-cell table:formula="of:=SQRT([.$A7]+[.C$2])*10-10" office:value-type="float" office:value="10" calcext:value-type="float">
            <text:p>10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table:formula="of:=(SQRT([.$E7])-5)*[.G$2]" office:value-type="float" office:value="-24" calcext:value-type="float">
            <text:p>-24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QRT([.$A8]+2)*10-17" office:value-type="float" office:value="9.45751311064591" calcext:value-type="float">
            <text:p>9</text:p>
          </table:table-cell>
          <table:table-cell table:formula="of:=SQRT([.$A8]+[.C$2])*10-10" office:value-type="float" office:value="12.3606797749979" calcext:value-type="float">
            <text:p>12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table:formula="of:=(SQRT([.$E8])-5)*[.G$2]" office:value-type="float" office:value="-20.4040820577346" calcext:value-type="float">
            <text:p>-20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QRT([.$A9]+2)*10-17" office:value-type="float" office:value="11.2842712474619" calcext:value-type="float">
            <text:p>11</text:p>
          </table:table-cell>
          <table:table-cell table:formula="of:=SQRT([.$A9]+[.C$2])*10-10" office:value-type="float" office:value="14.4948974278318" calcext:value-type="float">
            <text:p>14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/>
          <table:table-cell table:formula="of:=(SQRT([.$E9])-5)*[.G$2]" office:value-type="float" office:value="-17.3725830020305" calcext:value-type="float">
            <text:p>-17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QRT([.$A10]+2)*10-17" office:value-type="float" office:value="14.6227766016838" calcext:value-type="float">
            <text:p>15</text:p>
          </table:table-cell>
          <table:table-cell table:formula="of:=SQRT([.$A10]+[.C$2])*10-10" office:value-type="float" office:value="18.2842712474619" calcext:value-type="float">
            <text:p>18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/>
          <table:table-cell table:formula="of:=(SQRT([.$E10])-5)*[.G$2]" office:value-type="float" office:value="-12.287187078898" calcext:value-type="float">
            <text:p>-12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QRT([.$A11]+2)*10-17" office:value-type="float" office:value="17.6410161513775" calcext:value-type="float">
            <text:p>18</text:p>
          </table:table-cell>
          <table:table-cell table:formula="of:=SQRT([.$A11]+[.C$2])*10-10" office:value-type="float" office:value="21.6227766016838" calcext:value-type="float">
            <text:p>22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/>
          <table:table-cell table:formula="of:=(SQRT([.$E11])-5)*[.G$2]" office:value-type="float" office:value="-6.05887450304572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QRT([.$A12]+2)*10-17" office:value-type="float" office:value="20.4165738677394" calcext:value-type="float">
            <text:p>20</text:p>
          </table:table-cell>
          <table:table-cell table:formula="of:=SQRT([.$A12]+[.C$2])*10-10" office:value-type="float" office:value="24.6410161513775" calcext:value-type="float">
            <text:p>25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(SQRT([.$E12])-5)*[.G$2]" office:value-type="float" office:value="-0.808164115469154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QRT([.$A13]+2)*10-17" office:value-type="float" office:value="24.2310562561766" calcext:value-type="float">
            <text:p>24</text:p>
          </table:table-cell>
          <table:table-cell table:formula="of:=SQRT([.$A13]+[.C$2])*10-10" office:value-type="float" office:value="28.7298334620742" calcext:value-type="float">
            <text:p>29</text:p>
          </table:table-cell>
          <table:table-cell/>
          <table:table-cell table:style-name="ce1" office:value-type="float" office:value="35" calcext:value-type="float">
            <text:p>35</text:p>
          </table:table-cell>
          <table:table-cell/>
          <table:table-cell table:formula="of:=(SQRT([.$E13])-5)*[.G$2]" office:value-type="float" office:value="7.32863826479693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QRT([.$A14]+2)*10-17" office:value-type="float" office:value="29.9041575982343" calcext:value-type="float">
            <text:p>30</text:p>
          </table:table-cell>
          <table:table-cell table:formula="of:=SQRT([.$A14]+[.C$2])*10-10" office:value-type="float" office:value="34.7213595499958" calcext:value-type="float">
            <text:p>35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/>
          <table:table-cell table:formula="of:=(SQRT([.$E14])-5)*[.G$2]" office:value-type="float" office:value="16.5685424949238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QRT([.$A15]+2)*10-17" office:value-type="float" office:value="39.5685424949238" calcext:value-type="float">
            <text:p>40</text:p>
          </table:table-cell>
          <table:table-cell table:formula="of:=SQRT([.$A15]+[.C$2])*10-10" office:value-type="float" office:value="44.7722557505166" calcext:value-type="float">
            <text:p>45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/>
          <table:table-cell table:formula="of:=(SQRT([.$E15])-5)*[.G$2]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QRT([.$A16]+2)*10-17" office:value-type="float" office:value="55.1110255092798" calcext:value-type="float">
            <text:p>55</text:p>
          </table:table-cell>
          <table:table-cell table:formula="of:=SQRT([.$A16]+[.C$2])*10-10" office:value-type="float" office:value="60.7106781186548" calcext:value-type="float">
            <text:p>61</text:p>
          </table:table-cell>
          <table:table-cell/>
          <table:table-cell table:style-name="ce1" office:value-type="float" office:value="150" calcext:value-type="float">
            <text:p>150</text:p>
          </table:table-cell>
          <table:table-cell/>
          <table:table-cell table:formula="of:=(SQRT([.$E16])-5)*[.G$2]" office:value-type="float" office:value="57.9795897113271" calcext:value-type="float">
            <text:p>58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SQRT([.$A17]+2)*10-17" office:value-type="float" office:value="70.7496438739212" calcext:value-type="float">
            <text:p>71</text:p>
          </table:table-cell>
          <table:table-cell table:formula="of:=SQRT([.$A17]+[.C$2])*10-10" office:value-type="float" office:value="76.6025403784439" calcext:value-type="float">
            <text:p>77</text:p>
          </table:table-cell>
          <table:table-cell/>
          <table:table-cell table:style-name="ce1" office:value-type="float" office:value="200" calcext:value-type="float">
            <text:p>200</text:p>
          </table:table-cell>
          <table:table-cell/>
          <table:table-cell table:formula="of:=(SQRT([.$E17])-5)*[.G$2]" office:value-type="float" office:value="73.1370849898476" calcext:value-type="float">
            <text:p>73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SQRT([.$A18]+2)*10-17" office:value-type="float" office:value="83.9950493836208" calcext:value-type="float">
            <text:p>84</text:p>
          </table:table-cell>
          <table:table-cell table:formula="of:=SQRT([.$A18]+[.C$2])*10-10" office:value-type="float" office:value="90" calcext:value-type="float">
            <text:p>90</text:p>
          </table:table-cell>
          <table:table-cell/>
          <table:table-cell table:style-name="ce1" office:value-type="float" office:value="300" calcext:value-type="float">
            <text:p>300</text:p>
          </table:table-cell>
          <table:table-cell/>
          <table:table-cell table:formula="of:=(SQRT([.$E18])-5)*[.G$2]" office:value-type="float" office:value="98.5640646055102" calcext:value-type="float">
            <text:p>99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/>
          <table:table-cell table:formula="of:=(SQRT([.$E19])-5)*[.G$2]" office:value-type="float" office:value="138.885438199983" calcext:value-type="float">
            <text:p>139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/>
          <table:table-cell table:formula="of:=(SQRT([.$E20])-5)*[.G$2]" office:value-type="float" office:value="212.98221281347" calcext:value-type="float">
            <text:p>213</text:p>
          </table:table-cell>
          <table:table-cell table:number-columns-repeated="101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3">00/00/0000</text:date>, <text:time style:data-style-name="N2" text:time-value="10:03:40.2618951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21:00:26.040635369</meta:creation-date>
    <meta:generator>LibreOffice/5.1.6.2$Linux_X86_64 LibreOffice_project/10m0$Build-2</meta:generator>
    <dc:date>2018-11-13T10:13:37.654610089</dc:date>
    <meta:editing-duration>PT21M49S</meta:editing-duration>
    <meta:editing-cycles>4</meta:editing-cycles>
    <meta:document-statistic meta:table-count="1" meta:cell-count="85" meta:object-count="0"/>
  </office:meta>
</office:document-meta>
</file>